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98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1.3181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1.0547in"/>
    </style:style>
    <style:style style:name="co8" style:family="table-column">
      <style:table-column-properties fo:break-before="auto" style:column-width="1.328in"/>
    </style:style>
    <style:style style:name="co9" style:family="table-column">
      <style:table-column-properties fo:break-before="auto" style:column-width="1.5425in"/>
    </style:style>
    <style:style style:name="co10" style:family="table-column">
      <style:table-column-properties fo:break-before="auto" style:column-width="1.4346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1.7764in"/>
    </style:style>
    <style:style style:name="co13" style:family="table-column">
      <style:table-column-properties fo:break-before="auto" style:column-width="2.0882in"/>
    </style:style>
    <style:style style:name="co14" style:family="table-column">
      <style:table-column-properties fo:break-before="auto" style:column-width="1.698in"/>
    </style:style>
    <style:style style:name="co15" style:family="table-column">
      <style:table-column-properties fo:break-before="auto" style:column-width="2.1953in"/>
    </style:style>
    <style:style style:name="co16" style:family="table-column">
      <style:table-column-properties fo:break-before="auto" style:column-width="2.0008in"/>
    </style:style>
    <style:style style:name="co17" style:family="table-column">
      <style:table-column-properties fo:break-before="auto" style:column-width="1.9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rice_start</text:p>
          </table:table-cell>
          <table:table-cell office:value-type="float" office:value="50000" calcext:value-type="float">
            <text:p>5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_pct_change</text:p>
          </table:table-cell>
          <table:table-cell office:value-type="float" office:value="-0.001" calcext:value-type="float">
            <text:p>-0.0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ount_balanc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ition_value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" office:value-type="string" calcext:value-type="string">
            <text:p>test_run_simulation_20240122T075000_20240122T075500_1min_account_100_long_500usd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simulation_ts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account_snapshot_ts</text:p>
          </table:table-cell>
          <table:table-cell table:style-name="ce3" office:value-type="string" calcext:value-type="string">
            <text:p>account_balance</text:p>
          </table:table-cell>
          <table:table-cell table:style-name="ce3" office:value-type="string" calcext:value-type="string">
            <text:p>position_open_ts</text:p>
          </table:table-cell>
          <table:table-cell table:style-name="ce3" office:value-type="string" calcext:value-type="string">
            <text:p>position_symbol</text:p>
          </table:table-cell>
          <table:table-cell table:style-name="ce3" office:value-type="string" calcext:value-type="string">
            <text:p>position_side</text:p>
          </table:table-cell>
          <table:table-cell table:style-name="ce3" office:value-type="string" calcext:value-type="string">
            <text:p>position_quantity</text:p>
          </table:table-cell>
          <table:table-cell table:style-name="ce3" office:value-type="string" calcext:value-type="string">
            <text:p>position_entry_price</text:p>
          </table:table-cell>
          <table:table-cell table:style-name="ce3" office:value-type="string" calcext:value-type="string">
            <text:p>position_avg_price</text:p>
          </table:table-cell>
          <table:table-cell table:style-name="ce3" office:value-type="string" calcext:value-type="string">
            <text:p>position_trade</text:p>
          </table:table-cell>
          <table:table-cell table:style-name="ce3" office:value-type="string" calcext:value-type="string">
            <text:p>position_unrealized_pnl</text:p>
          </table:table-cell>
          <table:table-cell table:style-name="ce3" office:value-type="string" calcext:value-type="string">
            <text:p>position_funding_rate_costs</text:p>
          </table:table-cell>
          <table:table-cell table:style-name="ce3" office:value-type="string" calcext:value-type="string">
            <text:p>position_initial_margin</text:p>
          </table:table-cell>
          <table:table-cell table:style-name="ce3" office:value-type="string" calcext:value-type="string">
            <text:p>position_maintenance_margin</text:p>
          </table:table-cell>
          <table:table-cell table:style-name="ce3" office:value-type="string" calcext:value-type="string">
            <text:p>position_effective_leverage</text:p>
          </table:table-cell>
          <table:table-cell table:style-name="ce3" office:value-type="string" calcext:value-type="string">
            <text:p>position_liquidation_price</text:p>
          </table:table-cell>
        </table:table-row>
        <table:table-row table:style-name="ro1">
          <table:table-cell office:value-type="float" office:value="1705906200" calcext:value-type="float">
            <text:p>1705906200</text:p>
          </table:table-cell>
          <table:table-cell table:formula="of:=[.B1]+[.$B$2]*[.B1]" office:value-type="float" office:value="49950" calcext:value-type="float">
            <text:p>49950</text:p>
          </table:table-cell>
          <table:table-cell office:value-type="float" office:value="1705906200" calcext:value-type="float">
            <text:p>1705906200</text:p>
          </table:table-cell>
          <table:table-cell table:formula="of:=[.$B$3]" office:value-type="float" office:value="100" calcext:value-type="float">
            <text:p>100</text:p>
          </table:table-cell>
          <table:table-cell table:formula="of:=[.A10]-60" office:value-type="float" office:value="1705906140" calcext:value-type="float">
            <text:p>1705906140</text:p>
          </table:table-cell>
          <table:table-cell office:value-type="string" calcext:value-type="string">
            <text:p>BTCUS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t</text:p>
          </table:table-cell>
          <table:table-cell table:formula="of:=([.B10]-[.J10])*[.H10]" office:value-type="float" office:value="-0.5" calcext:value-type="float">
            <text:p>-0.5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0]*[.I10]/[.D10]" office:value-type="float" office:value="5" calcext:value-type="float">
            <text:p>5</text:p>
          </table:table-cell>
          <table:table-cell table:formula="of:=-(([.D10]-[.O10])/[.H10])+[.J10]" office:value-type="float" office:value="40200" calcext:value-type="float">
            <text:p>40200</text:p>
          </table:table-cell>
        </table:table-row>
        <table:table-row table:style-name="ro1">
          <table:table-cell table:formula="of:=[.A10]+60" office:value-type="float" office:value="1705906260" calcext:value-type="float">
            <text:p>1705906260</text:p>
          </table:table-cell>
          <table:table-cell table:formula="of:=[.B10]+[.$B$2]*[.B10]" office:value-type="float" office:value="49900.05" calcext:value-type="float">
            <text:p>49900.05</text:p>
          </table:table-cell>
          <table:table-cell table:formula="of:=[.C10]+60" office:value-type="float" office:value="1705906260" calcext:value-type="float">
            <text:p>1705906260</text:p>
          </table:table-cell>
          <table:table-cell table:formula="of:=[.$B$3]" office:value-type="float" office:value="100" calcext:value-type="float">
            <text:p>100</text:p>
          </table:table-cell>
          <table:table-cell office:value-type="float" office:value="1705906140" calcext:value-type="float">
            <text:p>1705906140</text:p>
          </table:table-cell>
          <table:table-cell office:value-type="string" calcext:value-type="string">
            <text:p>BTCUS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t</text:p>
          </table:table-cell>
          <table:table-cell table:formula="of:=([.B11]-[.J11])*[.H11]" office:value-type="float" office:value="-0.999499999999971" calcext:value-type="float">
            <text:p>-0.999499999999971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1]*[.I11]/[.D11]" office:value-type="float" office:value="5" calcext:value-type="float">
            <text:p>5</text:p>
          </table:table-cell>
          <table:table-cell table:formula="of:=-(([.D11]-[.O11])/[.H11])+[.J11]" office:value-type="float" office:value="40200" calcext:value-type="float">
            <text:p>40200</text:p>
          </table:table-cell>
        </table:table-row>
        <table:table-row table:style-name="ro1">
          <table:table-cell table:formula="of:=[.A11]+60" office:value-type="float" office:value="1705906320" calcext:value-type="float">
            <text:p>1705906320</text:p>
          </table:table-cell>
          <table:table-cell table:formula="of:=[.B11]+[.$B$2]*[.B11]" office:value-type="float" office:value="49850.14995" calcext:value-type="float">
            <text:p>49850.14995</text:p>
          </table:table-cell>
          <table:table-cell table:formula="of:=[.C11]+60" office:value-type="float" office:value="1705906320" calcext:value-type="float">
            <text:p>1705906320</text:p>
          </table:table-cell>
          <table:table-cell table:formula="of:=[.$B$3]" office:value-type="float" office:value="100" calcext:value-type="float">
            <text:p>100</text:p>
          </table:table-cell>
          <table:table-cell office:value-type="float" office:value="1705906140" calcext:value-type="float">
            <text:p>1705906140</text:p>
          </table:table-cell>
          <table:table-cell office:value-type="string" calcext:value-type="string">
            <text:p>BTCUS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t</text:p>
          </table:table-cell>
          <table:table-cell table:formula="of:=([.B12]-[.J12])*[.H12]" office:value-type="float" office:value="-1.49850049999994" calcext:value-type="float">
            <text:p>-1.4985004999999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2]*[.I12]/[.D12]" office:value-type="float" office:value="5" calcext:value-type="float">
            <text:p>5</text:p>
          </table:table-cell>
          <table:table-cell table:formula="of:=-(([.D12]-[.O12])/[.H12])+[.J12]" office:value-type="float" office:value="40200" calcext:value-type="float">
            <text:p>40200</text:p>
          </table:table-cell>
        </table:table-row>
        <table:table-row table:style-name="ro1">
          <table:table-cell table:formula="of:=[.A12]+60" office:value-type="float" office:value="1705906380" calcext:value-type="float">
            <text:p>1705906380</text:p>
          </table:table-cell>
          <table:table-cell table:formula="of:=[.B12]+[.$B$2]*[.B12]" office:value-type="float" office:value="49800.29980005" calcext:value-type="float">
            <text:p>49800.29980005</text:p>
          </table:table-cell>
          <table:table-cell table:formula="of:=[.C12]+60" office:value-type="float" office:value="1705906380" calcext:value-type="float">
            <text:p>1705906380</text:p>
          </table:table-cell>
          <table:table-cell table:formula="of:=[.$B$3]" office:value-type="float" office:value="100" calcext:value-type="float">
            <text:p>100</text:p>
          </table:table-cell>
          <table:table-cell office:value-type="float" office:value="1705906140" calcext:value-type="float">
            <text:p>1705906140</text:p>
          </table:table-cell>
          <table:table-cell office:value-type="string" calcext:value-type="string">
            <text:p>BTCUS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t</text:p>
          </table:table-cell>
          <table:table-cell table:formula="of:=([.B13]-[.J13])*[.H13]" office:value-type="float" office:value="-1.99700199949992" calcext:value-type="float">
            <text:p>-1.99700199949992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3]*[.I13]/[.D13]" office:value-type="float" office:value="5" calcext:value-type="float">
            <text:p>5</text:p>
          </table:table-cell>
          <table:table-cell table:formula="of:=-(([.D13]-[.O13])/[.H13])+[.J13]" office:value-type="float" office:value="40200" calcext:value-type="float">
            <text:p>40200</text:p>
          </table:table-cell>
        </table:table-row>
        <table:table-row table:style-name="ro1">
          <table:table-cell table:formula="of:=[.A13]+60" office:value-type="float" office:value="1705906440" calcext:value-type="float">
            <text:p>1705906440</text:p>
          </table:table-cell>
          <table:table-cell table:formula="of:=[.B13]+[.$B$2]*[.B13]" office:value-type="float" office:value="49750.49950025" calcext:value-type="float">
            <text:p>49750.49950025</text:p>
          </table:table-cell>
          <table:table-cell table:formula="of:=[.C13]+60" office:value-type="float" office:value="1705906440" calcext:value-type="float">
            <text:p>1705906440</text:p>
          </table:table-cell>
          <table:table-cell table:formula="of:=[.$B$3]" office:value-type="float" office:value="100" calcext:value-type="float">
            <text:p>100</text:p>
          </table:table-cell>
          <table:table-cell office:value-type="float" office:value="1705906140" calcext:value-type="float">
            <text:p>1705906140</text:p>
          </table:table-cell>
          <table:table-cell office:value-type="string" calcext:value-type="string">
            <text:p>BTCUS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t</text:p>
          </table:table-cell>
          <table:table-cell table:formula="of:=([.B14]-[.J14])*[.H14]" office:value-type="float" office:value="-2.49500499750044" calcext:value-type="float">
            <text:p>-2.4950049975004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4]*[.I14]/[.D14]" office:value-type="float" office:value="5" calcext:value-type="float">
            <text:p>5</text:p>
          </table:table-cell>
          <table:table-cell table:formula="of:=-(([.D14]-[.O14])/[.H14])+[.J14]" office:value-type="float" office:value="40200" calcext:value-type="float">
            <text:p>40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7:49:10.245859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8:36:37.776164104</meta:creation-date>
    <dc:date>2024-04-24T17:45:42.401827214</dc:date>
    <meta:editing-duration>PT2H58M32S</meta:editing-duration>
    <meta:editing-cycles>6</meta:editing-cycles>
    <meta:generator>LibreOffice/7.0.4.2$Linux_X86_64 LibreOffice_project/00$Build-2</meta:generator>
    <meta:document-statistic meta:table-count="1" meta:cell-count="111" meta:object-count="0"/>
  </office:meta>
</office:document-meta>
</file>